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61"/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7.9mm" svg:height="168.93mm" svg:x="99.95mm" svg:y="10.36mm">
            <draw:object draw:notify-on-update-of-ranges="Hoja1.A4:Hoja1.A10 Hoja1.B3:Hoja1.B3 Hoja1.B4:Hoja1.B10 Hoja1.C3:Hoja1.C3 Hoja1.C4:Hoja1.C10 Hoja1.D3:Hoja1.D3 Hoja1.D4:Hoja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2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eal [sec]</text:p>
          </table:table-cell>
          <table:table-cell table:style-name="ce1" office:value-type="string" calcext:value-type="string">
            <text:p>Binaria [sec]</text:p>
          </table:table-cell>
          <table:table-cell table:style-name="ce1" office:value-type="string" calcext:value-type="string">
            <text:p>STL[sec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0000007" calcext:value-type="float">
            <text:p>7,00E-08</text:p>
          </table:table-cell>
          <table:table-cell office:value-type="float" office:value="0.00000016" calcext:value-type="float">
            <text:p>1,60E-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028" calcext:value-type="float">
            <text:p>2,80E-07</text:p>
          </table:table-cell>
          <table:table-cell office:value-type="float" office:value="0.0000001" calcext:value-type="float">
            <text:p>1,00E-07</text:p>
          </table:table-cell>
          <table:table-cell office:value-type="float" office:value="0.00000025" calcext:value-type="float">
            <text:p>2,50E-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226" calcext:value-type="float">
            <text:p>2,26E-06</text:p>
          </table:table-cell>
          <table:table-cell office:value-type="float" office:value="0.0000001" calcext:value-type="float">
            <text:p>1,00E-07</text:p>
          </table:table-cell>
          <table:table-cell office:value-type="float" office:value="0.0000003" calcext:value-type="float">
            <text:p>3,00E-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105" calcext:value-type="float">
            <text:p>1,05E-05</text:p>
          </table:table-cell>
          <table:table-cell office:value-type="float" office:value="0.00000012" calcext:value-type="float">
            <text:p>1,20E-07</text:p>
          </table:table-cell>
          <table:table-cell office:value-type="float" office:value="0.00000031" calcext:value-type="float">
            <text:p>3,10E-0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272" calcext:value-type="float">
            <text:p>2,72E-04</text:p>
          </table:table-cell>
          <table:table-cell office:value-type="float" office:value="0.00000009" calcext:value-type="float">
            <text:p>9,00E-08</text:p>
          </table:table-cell>
          <table:table-cell office:value-type="float" office:value="0.00000032" calcext:value-type="float">
            <text:p>3,20E-0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020793" calcext:value-type="float">
            <text:p>2,08E-04</text:p>
          </table:table-cell>
          <table:table-cell office:value-type="float" office:value="0.00000012" calcext:value-type="float">
            <text:p>1,20E-07</text:p>
          </table:table-cell>
          <table:table-cell office:value-type="float" office:value="0.00000033" calcext:value-type="float">
            <text:p>3,30E-0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00199118" calcext:value-type="float">
            <text:p>1,99E-03</text:p>
          </table:table-cell>
          <table:table-cell office:value-type="float" office:value="0.00000014" calcext:value-type="float">
            <text:p>1,40E-07</text:p>
          </table:table-cell>
          <table:table-cell office:value-type="float" office:value="0.00000034" calcext:value-type="float">
            <text:p>3,40E-07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-00-0000</text:date>, <text:time style:data-style-name="N2" text:time-value="20:12:35.1069630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8:12:33.697057138</meta:creation-date>
    <dc:date>2019-04-06T20:14:34.824197163</dc:date>
    <meta:editing-duration>PT4M57S</meta:editing-duration>
    <meta:editing-cycles>2</meta:editing-cycles>
    <meta:generator>LibreOffice/6.0.6.2$Linux_X86_64 LibreOffice_project/00m0$Build-2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91cm" svg:height="16.894cm" xlink:href=".." xlink:type="simple" chart:class="chart:line" chart:style-name="ch1">
        <chart:legend chart:legend-position="end" svg:x="23.516cm" svg:y="7.65cm" style:legend-expansion="high" chart:style-name="ch2"/>
        <chart:plot-area chart:style-name="ch3" table:cell-range-address="Hoja1.A4:Hoja1.D10 Hoja1.B3:Hoja1.D3" chart:data-source-has-labels="both" svg:x="1.387cm" svg:y="0.444cm" svg:width="23.319cm" svg:height="16.22cm">
          <chartooo:coordinate-region svg:x="3.12cm" svg:y="0.643cm" svg:width="20.843cm" svg:height="15.374cm"/>
          <chart:axis chart:dimension="x" chart:name="primary-x" chart:style-name="ch4" chartooo:axis-type="auto">
            <chartooo:date-scale/>
            <chart:categories table:cell-range-address="Hoja1.A4:Hoja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4:Hoja1.B10" chart:label-cell-address="Hoja1.B3:Hoja1.B3" chart:class="chart:line">
            <chart:data-point chart:repeated="7"/>
          </chart:series>
          <chart:series chart:style-name="ch8" chart:values-cell-range-address="Hoja1.C4:Hoja1.C10" chart:label-cell-address="Hoja1.C3:Hoja1.C3" chart:class="chart:line">
            <chart:data-point chart:repeated="7"/>
          </chart:series>
          <chart:series chart:style-name="ch9" chart:values-cell-range-address="Hoja1.D4:Hoja1.D10" chart:label-cell-address="Hoja1.D3:Hoja1.D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l [sec]</text:p>
                <draw:g>
                  <svg:desc>Hoja1.B3:Hoja1.B3</svg:desc>
                </draw:g>
              </table:table-cell>
              <table:table-cell office:value-type="string">
                <text:p>Binaria [sec]</text:p>
                <draw:g>
                  <svg:desc>Hoja1.C3:Hoja1.C3</svg:desc>
                </draw:g>
              </table:table-cell>
              <table:table-cell office:value-type="string">
                <text:p>STL[sec]</text:p>
                <draw:g>
                  <svg:desc>Hoja1.D3:Hoja1.D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oja1.A4:Hoja1.A10</svg:desc>
                </draw:g>
              </table:table-cell>
              <table:table-cell office:value-type="float" office:value="0.00000007">
                <text:p>0.00000007</text:p>
                <draw:g>
                  <svg:desc>Hoja1.B4:Hoja1.B10</svg:desc>
                </draw:g>
              </table:table-cell>
              <table:table-cell office:value-type="float" office:value="0.00000007">
                <text:p>0.00000007</text:p>
                <draw:g>
                  <svg:desc>Hoja1.C4:Hoja1.C10</svg:desc>
                </draw:g>
              </table:table-cell>
              <table:table-cell office:value-type="float" office:value="0.00000016">
                <text:p>0.00000016</text:p>
                <draw:g>
                  <svg:desc>Hoja1.D4:Hoja1.D1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28">
                <text:p>0.00000028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5">
                <text:p>0.000000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226">
                <text:p>0.00000226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3">
                <text:p>0.000000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105">
                <text:p>0.0000105</text:p>
              </table:table-cell>
              <table:table-cell office:value-type="float" office:value="0.00000012">
                <text:p>0.00000012</text:p>
              </table:table-cell>
              <table:table-cell office:value-type="float" office:value="0.00000031">
                <text:p>0.0000003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272">
                <text:p>0.000272</text:p>
              </table:table-cell>
              <table:table-cell office:value-type="float" office:value="0.00000009">
                <text:p>0.00000009</text:p>
              </table:table-cell>
              <table:table-cell office:value-type="float" office:value="0.00000032">
                <text:p>0.0000003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20793">
                <text:p>0.00020793</text:p>
              </table:table-cell>
              <table:table-cell office:value-type="float" office:value="0.00000012">
                <text:p>0.00000012</text:p>
              </table:table-cell>
              <table:table-cell office:value-type="float" office:value="0.00000033">
                <text:p>0.0000003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199118">
                <text:p>0.00199118</text:p>
              </table:table-cell>
              <table:table-cell office:value-type="float" office:value="0.00000014">
                <text:p>0.00000014</text:p>
              </table:table-cell>
              <table:table-cell office:value-type="float" office:value="0.00000034">
                <text:p>0.00000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